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fo:color="#000000" style:font-name="arial" fo:font-size="12pt" style:font-size-asian="12pt" style:font-size-complex="12pt"/>
    </style:style>
    <style:style style:name="P13"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5"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6"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2"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3"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4"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25"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26"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27"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paragraph-properties fo:text-align="justify" style:justify-single-word="false"/>
      <style:text-properties style:font-name="arial" officeooo:paragraph-rsid="00622c0c"/>
    </style:style>
    <style:style style:name="P30" style:family="paragraph" style:parent-style-name="Standard">
      <style:paragraph-properties fo:text-align="justify" style:justify-single-word="false"/>
      <style:text-properties style:font-name="arial" officeooo:paragraph-rsid="0064a0a0"/>
    </style:style>
    <style:style style:name="P31" style:family="paragraph" style:parent-style-name="Standard">
      <style:paragraph-properties fo:text-align="justify" style:justify-single-word="false"/>
      <style:text-properties style:font-name="arial" officeooo:paragraph-rsid="0063b9dd"/>
    </style:style>
    <style:style style:name="P32" style:family="paragraph" style:parent-style-name="Standard">
      <style:paragraph-properties fo:text-align="justify" style:justify-single-word="false"/>
      <style:text-properties style:font-name="arial" officeooo:paragraph-rsid="00617058"/>
    </style:style>
    <style:style style:name="P3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34"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35"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36"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37" style:family="paragraph" style:parent-style-name="Heading_20_1">
      <style:paragraph-properties fo:text-align="justify" style:justify-single-word="false"/>
      <style:text-properties officeooo:paragraph-rsid="00500d21"/>
    </style:style>
    <style:style style:name="P38" style:family="paragraph" style:parent-style-name="Heading_20_2">
      <style:paragraph-properties fo:text-align="justify" style:justify-single-word="false"/>
      <style:text-properties officeooo:paragraph-rsid="000ea3a0"/>
    </style:style>
    <style:style style:name="P39"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0" style:family="paragraph" style:parent-style-name="Standard">
      <style:paragraph-properties fo:text-align="justify" style:justify-single-word="false"/>
      <style:text-properties officeooo:paragraph-rsid="00687119"/>
    </style:style>
    <style:style style:name="P41" style:family="paragraph" style:parent-style-name="Standard">
      <style:paragraph-properties fo:text-align="justify" style:justify-single-word="false"/>
      <style:text-properties style:font-name="arial" officeooo:paragraph-rsid="004b2349"/>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877b89"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8c2915"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8d4e0a"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8ffe10"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29"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0"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1"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3"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4"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35"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36"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53"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54"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55"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style:font-name-asian="Arial1" style:font-size-asian="12pt" style:font-name-complex="Arial1" style:font-size-complex="12pt" style:language-complex="pt" style:country-complex="PT"/>
    </style:style>
    <style:style style:name="T59"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60"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61" style:family="text">
      <style:text-properties fo:color="#000000" style:font-name="arial" fo:font-size="12pt" fo:background-color="#ffffff" loext:char-shading-value="0" style:font-size-asian="12pt" style:font-name-complex="Arial1" style:font-size-complex="12pt"/>
    </style:style>
    <style:style style:name="T62" style:family="text">
      <style:text-properties fo:color="#000000" style:font-name="arial" style:text-underline-style="solid" style:text-underline-width="auto" style:text-underline-color="font-color"/>
    </style:style>
    <style:style style:name="T63"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64"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65"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66"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67"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68"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69"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70"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71"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72"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73"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74"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75"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76"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77"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78"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79"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80"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81"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82"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8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84"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8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86"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87"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8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89"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90"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91"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92"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9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94"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9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96" style:family="text">
      <style:text-properties fo:font-variant="normal" fo:text-transform="none" fo:color="#000000" fo:font-size="12pt" fo:letter-spacing="normal" fo:font-style="normal" fo:font-weight="normal" officeooo:rsid="00673727" style:font-name-asian="Arial1" style:font-size-asian="12pt" style:font-weight-asian="normal" style:font-name-complex="Arial1" style:font-size-complex="12pt" style:language-complex="pt" style:country-complex="PT" style:font-weight-complex="normal"/>
    </style:style>
    <style:style style:name="T97" style:family="text">
      <style:text-properties fo:font-variant="normal" fo:text-transform="none" fo:color="#000000"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98" style:family="text">
      <style:text-properties fo:font-variant="normal" fo:text-transform="none" fo:color="#000000" fo:font-size="12pt" fo:letter-spacing="normal" fo:font-style="normal" fo:font-weight="normal" officeooo:rsid="005631c6" style:font-name-asian="Arial1" style:font-size-asian="12pt" style:font-weight-asian="normal" style:font-name-complex="Arial1" style:font-size-complex="12pt" style:language-complex="pt" style:country-complex="PT" style:font-weight-complex="normal"/>
    </style:style>
    <style:style style:name="T99"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00"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01"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02"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03"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04"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05"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06"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07"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08"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09"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10"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11" style:family="text">
      <style:text-properties fo:font-weight="bold" style:font-weight-asian="bold" style:font-name-complex="Arial1" style:language-complex="pt" style:country-complex="PT"/>
    </style:style>
    <style:style style:name="T112" style:family="text">
      <style:text-properties fo:font-weight="bold" officeooo:rsid="00222d90" style:font-weight-asian="bold" style:font-name-complex="Arial1" style:language-complex="pt" style:country-complex="PT"/>
    </style:style>
    <style:style style:name="T113" style:family="text">
      <style:text-properties fo:font-weight="bold" officeooo:rsid="00047fbc" style:font-weight-asian="bold" style:font-name-complex="Arial1" style:language-complex="pt" style:country-complex="PT"/>
    </style:style>
    <style:style style:name="T114" style:family="text">
      <style:text-properties fo:font-weight="bold" officeooo:rsid="000ea3a0" style:font-weight-asian="bold" style:font-name-complex="Arial1" style:language-complex="pt" style:country-complex="PT"/>
    </style:style>
    <style:style style:name="T115" style:family="text">
      <style:text-properties fo:font-weight="bold" officeooo:rsid="00390218" style:font-weight-asian="bold" style:font-name-complex="Arial1" style:language-complex="pt" style:country-complex="PT"/>
    </style:style>
    <style:style style:name="T116" style:family="text">
      <style:text-properties fo:font-weight="bold" officeooo:rsid="00940090" style:font-weight-asian="bold" style:font-name-complex="Arial1" style:language-complex="pt" style:country-complex="PT"/>
    </style:style>
    <style:style style:name="T117" style:family="text">
      <style:text-properties fo:font-weight="bold" style:font-name-asian="Arial1" style:font-weight-asian="bold" style:font-name-complex="Arial1" style:language-complex="pt" style:country-complex="PT"/>
    </style:style>
    <style:style style:name="T118" style:family="text">
      <style:text-properties fo:font-weight="bold" officeooo:rsid="00047fbc" style:font-name-asian="Arial1" style:font-weight-asian="bold" style:font-name-complex="Arial1" style:language-complex="pt" style:country-complex="PT"/>
    </style:style>
    <style:style style:name="T119" style:family="text">
      <style:text-properties fo:font-weight="bold" style:font-name-asian="Arial1" style:font-weight-asian="bold" style:font-name-complex="Arial1" style:language-complex="pt" style:country-complex="PT" style:font-weight-complex="bold"/>
    </style:style>
    <style:style style:name="T120" style:family="text">
      <style:text-properties fo:font-weight="bold" officeooo:rsid="0013405f" style:font-name-asian="Arial1" style:font-weight-asian="bold" style:font-name-complex="Arial1" style:language-complex="pt" style:country-complex="PT" style:font-weight-complex="bold"/>
    </style:style>
    <style:style style:name="T121" style:family="text">
      <style:text-properties fo:font-weight="bold" officeooo:rsid="001530fc" style:font-name-asian="Arial1" style:font-weight-asian="bold" style:font-name-complex="Arial1" style:language-complex="pt" style:country-complex="PT" style:font-weight-complex="bold"/>
    </style:style>
    <style:style style:name="T122" style:family="text">
      <style:text-properties fo:font-weight="bold" officeooo:rsid="00169323" style:font-name-asian="Arial1" style:font-weight-asian="bold" style:font-name-complex="Arial1" style:language-complex="pt" style:country-complex="PT" style:font-weight-complex="bold"/>
    </style:style>
    <style:style style:name="T123" style:family="text">
      <style:text-properties fo:font-weight="bold" officeooo:rsid="002d9598" style:font-name-asian="Arial1" style:font-weight-asian="bold" style:font-name-complex="Arial1" style:language-complex="pt" style:country-complex="PT" style:font-weight-complex="bold"/>
    </style:style>
    <style:style style:name="T124" style:family="text">
      <style:text-properties fo:font-weight="bold" officeooo:rsid="0030ced4" style:font-name-asian="Arial1" style:font-weight-asian="bold" style:font-name-complex="Arial1" style:language-complex="pt" style:country-complex="PT" style:font-weight-complex="bold"/>
    </style:style>
    <style:style style:name="T125" style:family="text">
      <style:text-properties fo:font-weight="bold" officeooo:rsid="003adbfd" style:font-name-asian="Arial1" style:font-weight-asian="bold" style:font-name-complex="Arial1" style:language-complex="pt" style:country-complex="PT" style:font-weight-complex="bold"/>
    </style:style>
    <style:style style:name="T126" style:family="text">
      <style:text-properties fo:font-weight="bold" officeooo:rsid="00500d21" style:font-name-asian="Arial1" style:font-weight-asian="bold" style:font-name-complex="Arial1" style:language-complex="pt" style:country-complex="PT" style:font-weight-complex="bold"/>
    </style:style>
    <style:style style:name="T127" style:family="text">
      <style:text-properties fo:font-weight="bold" officeooo:rsid="001b7398" style:font-name-asian="Arial1" style:font-weight-asian="bold" style:font-name-complex="Arial1" style:language-complex="pt" style:country-complex="PT"/>
    </style:style>
    <style:style style:name="T128" style:family="text">
      <style:text-properties fo:font-weight="bold" officeooo:rsid="001a8142" style:font-name-asian="Arial1" style:font-weight-asian="bold" style:font-name-complex="Arial1" style:language-complex="pt" style:country-complex="PT"/>
    </style:style>
    <style:style style:name="T129" style:family="text">
      <style:text-properties fo:font-weight="bold" officeooo:rsid="002803c2" style:font-name-asian="Arial1" style:font-weight-asian="bold" style:font-name-complex="Arial1" style:language-complex="pt" style:country-complex="PT"/>
    </style:style>
    <style:style style:name="T130" style:family="text">
      <style:text-properties fo:font-weight="bold" officeooo:rsid="002d9598" style:font-name-asian="Arial1" style:font-weight-asian="bold" style:font-name-complex="Arial1" style:language-complex="pt" style:country-complex="PT"/>
    </style:style>
    <style:style style:name="T131" style:family="text">
      <style:text-properties fo:font-weight="bold" officeooo:rsid="003adbfd" style:font-name-asian="Arial1" style:font-weight-asian="bold" style:font-name-complex="Arial1" style:language-complex="pt" style:country-complex="PT"/>
    </style:style>
    <style:style style:name="T132" style:family="text">
      <style:text-properties fo:font-weight="bold" officeooo:rsid="00500d21" style:font-name-asian="Arial1" style:font-weight-asian="bold" style:font-name-complex="Arial1" style:language-complex="pt" style:country-complex="PT"/>
    </style:style>
    <style:style style:name="T133"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34" style:family="text">
      <style:text-properties fo:font-weight="normal" style:font-name-asian="Arial1" style:font-weight-asian="normal" style:font-name-complex="Arial1" style:language-complex="pt" style:country-complex="PT" style:font-weight-complex="normal"/>
    </style:style>
    <style:style style:name="T135" style:family="text">
      <style:text-properties fo:font-weight="normal" officeooo:rsid="001a8142" style:font-name-asian="Arial1" style:font-weight-asian="normal" style:font-name-complex="Arial1" style:language-complex="pt" style:country-complex="PT" style:font-weight-complex="normal"/>
    </style:style>
    <style:style style:name="T136" style:family="text">
      <style:text-properties fo:font-weight="normal" officeooo:rsid="00075bc8" style:font-name-asian="Arial1" style:font-weight-asian="normal" style:font-name-complex="Arial1" style:language-complex="pt" style:country-complex="PT" style:font-weight-complex="normal"/>
    </style:style>
    <style:style style:name="T137" style:family="text">
      <style:text-properties fo:font-weight="normal" officeooo:rsid="0005cd84" style:font-name-asian="Arial1" style:font-weight-asian="normal" style:font-name-complex="Arial1" style:language-complex="pt" style:country-complex="PT" style:font-weight-complex="normal"/>
    </style:style>
    <style:style style:name="T138" style:family="text">
      <style:text-properties fo:font-weight="normal" officeooo:rsid="000ea3a0" style:font-name-asian="Arial1" style:font-weight-asian="normal" style:font-name-complex="Arial1" style:language-complex="pt" style:country-complex="PT" style:font-weight-complex="normal"/>
    </style:style>
    <style:style style:name="T139" style:family="text">
      <style:text-properties fo:font-weight="normal" officeooo:rsid="00125cbe" style:font-name-asian="Arial1" style:font-weight-asian="normal" style:font-name-complex="Arial1" style:language-complex="pt" style:country-complex="PT" style:font-weight-complex="normal"/>
    </style:style>
    <style:style style:name="T140" style:family="text">
      <style:text-properties fo:font-weight="normal" officeooo:rsid="000baeaf" style:font-name-asian="Arial1" style:font-weight-asian="normal" style:font-name-complex="Arial1" style:language-complex="pt" style:country-complex="PT" style:font-weight-complex="normal"/>
    </style:style>
    <style:style style:name="T141" style:family="text">
      <style:text-properties fo:font-weight="normal" officeooo:rsid="002d9598" style:font-name-asian="Arial1" style:font-weight-asian="normal" style:font-name-complex="Arial1" style:language-complex="pt" style:country-complex="PT" style:font-weight-complex="normal"/>
    </style:style>
    <style:style style:name="T142" style:family="text">
      <style:text-properties fo:font-weight="normal" officeooo:rsid="0030ced4" style:font-name-asian="Arial1" style:font-weight-asian="normal" style:font-name-complex="Arial1" style:language-complex="pt" style:country-complex="PT" style:font-weight-complex="normal"/>
    </style:style>
    <style:style style:name="T143" style:family="text">
      <style:text-properties fo:font-weight="normal" officeooo:rsid="003adbfd" style:font-name-asian="Arial1" style:font-weight-asian="normal" style:font-name-complex="Arial1" style:language-complex="pt" style:country-complex="PT" style:font-weight-complex="normal"/>
    </style:style>
    <style:style style:name="T144" style:family="text">
      <style:text-properties fo:font-weight="normal" officeooo:rsid="0045a71c" style:font-name-asian="Arial1" style:font-weight-asian="normal" style:font-name-complex="Arial1" style:language-complex="pt" style:country-complex="PT" style:font-weight-complex="normal"/>
    </style:style>
    <style:style style:name="T145" style:family="text">
      <style:text-properties fo:font-weight="normal" officeooo:rsid="00500d21" style:font-name-asian="Arial1" style:font-weight-asian="normal" style:font-name-complex="Arial1" style:language-complex="pt" style:country-complex="PT" style:font-weight-complex="normal"/>
    </style:style>
    <style:style style:name="T146" style:family="text">
      <style:text-properties style:font-name-asian="Arial1" style:font-name-complex="Arial1" style:language-complex="pt" style:country-complex="PT"/>
    </style:style>
    <style:style style:name="T147" style:family="text">
      <style:text-properties officeooo:rsid="0013405f" style:font-name-asian="Arial1" style:font-name-complex="Arial1" style:language-complex="pt" style:country-complex="PT"/>
    </style:style>
    <style:style style:name="T148" style:family="text">
      <style:text-properties officeooo:rsid="001a8142" style:font-name-asian="Arial1" style:font-name-complex="Arial1" style:language-complex="pt" style:country-complex="PT"/>
    </style:style>
    <style:style style:name="T149" style:family="text">
      <style:text-properties officeooo:rsid="0017e9c9" style:font-name-asian="Arial1" style:font-name-complex="Arial1" style:language-complex="pt" style:country-complex="PT"/>
    </style:style>
    <style:style style:name="T150" style:family="text">
      <style:text-properties officeooo:rsid="00169323" style:font-name-asian="Arial1" style:font-name-complex="Arial1" style:language-complex="pt" style:country-complex="PT"/>
    </style:style>
    <style:style style:name="T151" style:family="text">
      <style:text-properties officeooo:rsid="001530fc" style:font-name-asian="Arial1" style:font-name-complex="Arial1" style:language-complex="pt" style:country-complex="PT"/>
    </style:style>
    <style:style style:name="T152" style:family="text">
      <style:text-properties style:font-name-asian="Arial1" style:font-name-complex="Arial1" style:language-complex="pt" style:country-complex="PT" style:font-weight-complex="bold"/>
    </style:style>
    <style:style style:name="T153" style:family="text">
      <style:text-properties officeooo:rsid="001530fc" style:font-name-asian="Arial1" style:font-name-complex="Arial1" style:language-complex="pt" style:country-complex="PT" style:font-weight-complex="bold"/>
    </style:style>
    <style:style style:name="T154" style:family="text">
      <style:text-properties fo:background-color="#ffffff" loext:char-shading-value="0" style:font-name-complex="Arial1"/>
    </style:style>
    <style:style style:name="T155" style:family="text">
      <style:text-properties officeooo:rsid="0013405f" fo:background-color="#ffffff" loext:char-shading-value="0" style:font-name-complex="Arial1"/>
    </style:style>
    <style:style style:name="T156" style:family="text">
      <style:text-properties officeooo:rsid="0017e9c9" fo:background-color="#ffffff" loext:char-shading-value="0" style:font-name-complex="Arial1"/>
    </style:style>
    <style:style style:name="T157" style:family="text">
      <style:text-properties fo:font-size="12pt" fo:font-weight="bold" style:font-name-asian="Arial1" style:font-size-asian="12pt" style:font-weight-asian="bold" style:font-name-complex="Arial1" style:font-size-complex="12pt" style:language-complex="pt" style:country-complex="PT"/>
    </style:style>
    <style:style style:name="T158"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59"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60"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61"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62"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63"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64"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65"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66"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67"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68"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69"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70"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71" style:family="text">
      <style:text-properties officeooo:rsid="008c2915"/>
    </style:style>
    <style:style style:name="T172" style:family="text">
      <style:text-properties officeooo:rsid="008e91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João Paulo Hotequil</text:p>
      <text:h text:style-name="P38"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29">h</text:span></text:a><text:a xlink:type="simple" xlink:href="mailto:joaohotequil@gmail.com" text:style-name="ListLabel_20_12" text:visited-style-name="ListLabel_20_12"><text:span text:style-name="Internet_20_link"><text:span text:style-name="T28">otequil@</text:span></text:span></text:a><text:a xlink:type="simple" xlink:href="mailto:joaohotequil@gmail.com" text:style-name="ListLabel_20_12" text:visited-style-name="ListLabel_20_12"><text:span text:style-name="Internet_20_link"><text:span text:style-name="T30">protonmail</text:span></text:span></text:a><text:a xlink:type="simple" xlink:href="mailto:joaohotequil@gmail.com" text:style-name="ListLabel_20_12" text:visited-style-name="ListLabel_20_12"><text:span text:style-name="Internet_20_link"><text:span text:style-name="T62">.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36" text:outline-level="1"/>
      <text:h text:style-name="P34" text:outline-level="1"><text:span text:style-name="T112">O que eu tenho a dizer</text:span><text:span text:style-name="T111">:</text:span></text:h>
      <text:p text:style-name="P33">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testes, segurança, SEO, YAGNI, KISS, 10 heurísticas de Nielsen, padrões de qualidade e bom design, e eu trabalho todos os dias para evoluir esses pontos!</text:p>
      <text:p text:style-name="P12"/>
      <text:h text:style-name="P34" text:outline-level="1"><text:span text:style-name="T115">Formações</text:span><text:span text:style-name="T111">:</text:span></text:h>
      <text:h text:style-name="P37" text:outline-level="1"><text:span text:style-name="lt-line-clamp_5f__5f_raw-line"><text:span text:style-name="T106">[fevereiro de </text:span></text:span><text:span text:style-name="lt-line-clamp_5f__5f_raw-line"><text:span text:style-name="T107">2021</text:span></text:span><text:span text:style-name="lt-line-clamp_5f__5f_raw-line"><text:span text:style-name="T106"> – </text:span></text:span><text:span text:style-name="lt-line-clamp_5f__5f_raw-line"><text:span text:style-name="T107">até o momento</text:span></text:span><text:span text:style-name="lt-line-clamp_5f__5f_raw-line"><text:span text:style-name="T106">] </text:span></text:span><text:span text:style-name="lt-line-clamp_5f__5f_raw-line"><text:span text:style-name="T107">FIAP</text:span></text:span><text:span text:style-name="lt-line-clamp_5f__5f_raw-line"><text:span text:style-name="T106"> | </text:span></text:span><text:span text:style-name="lt-line-clamp_5f__5f_raw-line"><text:span text:style-name="T108">Online</text:span></text:span><text:span text:style-name="lt-line-clamp_5f__5f_raw-line"><text:span text:style-name="T106">: </text:span></text:span><text:span text:style-name="lt-line-clamp_5f__5f_raw-line"><text:span text:style-name="T102">estou cursando sistemas de informação </text:span></text:span><text:span text:style-name="lt-line-clamp_5f__5f_raw-line"><text:span text:style-name="T104">(</text:span></text:span><text:span text:style-name="lt-line-clamp_5f__5f_raw-line"><text:span text:style-name="T102">bacharelado</text:span></text:span><text:span text:style-name="lt-line-clamp_5f__5f_raw-line"><text:span text:style-name="T104">)</text:span></text:span><text:span text:style-name="lt-line-clamp_5f__5f_raw-line"><text:span text:style-name="T103">.</text:span></text:span></text:h>
      <text:p text:style-name="P13"><text:span text:style-name="T117">[fevereiro de 2018 – dezembro de 20</text:span><text:span text:style-name="T118">19</text:span><text:span text:style-name="T117">] </text:span><text:span text:style-name="T119">E.E.B. Professor Honório Miranda | Gaspar, Santa Catarina: </text:span><text:span text:style-name="T135">c</text:span><text:span text:style-name="T109">ursei o segundo e terceiro ano do ensino médio.</text:span></text:p>
      <text:p text:style-name="P13"><text:span text:style-name="T117">[fevereiro de 2006 – dezembro de 2017] </text:span><text:span text:style-name="T119">Madre Francisca Lampel | Gaspar, Santa Catarina: </text:span><text:span text:style-name="T135">c</text:span><text:span text:style-name="T110">ursei o ensino fundamental (I e II) e o primeiro ano do ensino médio.</text:span></text:p>
      <text:p text:style-name="P22"/>
      <text:h text:style-name="P35" text:outline-level="1"><text:soft-page-break/><text:span text:style-name="T113">E</text:span><text:span text:style-name="T111">specializações, </text:span><text:span text:style-name="T116">eventos,</text:span><text:span text:style-name="T111"> </text:span><text:span text:style-name="T114">t</text:span><text:span text:style-name="T111">reinamentos e cursos </text:span><text:span text:style-name="T115">(tenho algumas outras certificações que acabei não colocando aqui)</text:span><text:span text:style-name="T111">:</text:span></text:h>
      <text:p text:style-name="P9"><text:span text:style-name="T32">[</text:span><text:span text:style-name="T42">dezembro</text:span><text:span text:style-name="T32"> de 20</text:span><text:span text:style-name="T48">23</text:span><text:span text:style-name="T32"> – </text:span><text:span text:style-name="T42">dezembro</text:span><text:span text:style-name="T32"> de 20</text:span><text:span text:style-name="T48">23</text:span><text:span text:style-name="T32">] </text:span><text:span text:style-name="T45">Hackerspace</text:span><text:span text:style-name="T32"> </text:span><text:span text:style-name="T37">(</text:span><text:span text:style-name="T40">10</text:span><text:span text:style-name="T37"> horas)</text:span><text:span text:style-name="T32"> | </text:span><text:span text:style-name="T42">Blumenau</text:span><text:span text:style-name="T32">, Santa Catarina: </text:span><text:span text:style-name="T13">participei do evento </text:span><text:span text:style-name="T16">Dev Day</text:span><text:span text:style-name="T13"> </text:span><text:span text:style-name="T16">realizado pela Hackerspace</text:span><text:span text:style-name="T10">.</text:span></text:p>
      <text:p text:style-name="P26"><text:span text:style-name="T159">[</text:span><text:span text:style-name="T161">novembro</text:span><text:span text:style-name="T159"> de 20</text:span><text:span text:style-name="T162">2</text:span><text:span text:style-name="T164">3</text:span><text:span text:style-name="T159"> – </text:span><text:span text:style-name="T161">novembro</text:span><text:span text:style-name="T159"> de 20</text:span><text:span text:style-name="T162">2</text:span><text:span text:style-name="T164">3</text:span><text:span text:style-name="T159">] </text:span><text:span text:style-name="T161">Front in Floripa</text:span><text:span text:style-name="T159"> </text:span><text:span text:style-name="T163">(</text:span><text:span text:style-name="T162">10</text:span><text:span text:style-name="T163"> horas)</text:span><text:span text:style-name="T159"> | </text:span><text:span text:style-name="T161">Florianópolis</text:span><text:span text:style-name="T159">, Santa Catarina: </text:span><text:span text:style-name="T170">participei do evento Front in Floripa</text:span><text:span text:style-name="T166">.</text:span></text:p>
      <text:p text:style-name="P8"><text:span text:style-name="T31">[100% concluído] </text:span><text:span text:style-name="T47">Performa_IT</text:span><text:span text:style-name="T32"> </text:span><text:span text:style-name="T46">(</text:span><text:span text:style-name="T57">1</text:span><text:span text:style-name="T56">.5</text:span><text:span text:style-name="T55"> horas</text:span><text:span text:style-name="T46">)</text:span><text:span text:style-name="T32"> | </text:span><text:span text:style-name="T44">Educação a distância</text:span><text:span text:style-name="T32">:</text:span><text:span text:style-name="T10"> </text:span><text:span text:style-name="T23">feito </text:span><text:span text:style-name="T24">treinamento interno sobre IA no apoio ao desenvolvimento de software.</text:span></text:p>
      <text:p text:style-name="P7"><text:span text:style-name="T31">[100% concluído]</text:span><text:span text:style-name="T58"> </text:span><text:span text:style-name="T32">Udemy </text:span><text:span text:style-name="T46">(</text:span><text:span text:style-name="T56">47.5</text:span><text:span text:style-name="T55"> horas</text:span><text:span text:style-name="T46">)</text:span><text:span text:style-name="T32"> | </text:span><text:span text:style-name="T44">Educação a distância</text:span><text:span text:style-name="T32">:</text:span><text:span text:style-name="T58"> </text:span><text:span text:style-name="T59">feito o curso de </text:span><text:span text:style-name="T100">NodeJS, TypeScript, TDD, DDD, Clean Architecture e SOLID </text:span><text:span text:style-name="T101">do Rodrigo Manguinho</text:span><text:span text:style-name="T61">.</text:span></text:p>
      <text:p text:style-name="P4"><text:span text:style-name="T32">[</text:span><text:span text:style-name="T41">abril</text:span><text:span text:style-name="T32"> de 20</text:span><text:span text:style-name="T40">2</text:span><text:span text:style-name="T41">3</text:span><text:span text:style-name="T32"> – </text:span><text:span text:style-name="T41">abril</text:span><text:span text:style-name="T40"> de 202</text:span><text:span text:style-name="T41">3</text:span><text:span text:style-name="T32">] </text:span><text:span text:style-name="T45">Hackerspace</text:span><text:span text:style-name="T32"> </text:span><text:span text:style-name="T37">(</text:span><text:span text:style-name="T41">8 </text:span><text:span text:style-name="T37">horas)</text:span><text:span text:style-name="T32"> | </text:span><text:span text:style-name="T41">Blumenau</text:span><text:span text:style-name="T32">, Santa Catarina: </text:span><text:span text:style-name="T13">participei do evento </text:span><text:span text:style-name="T14">FLISoL </text:span><text:span text:style-name="T15">feito pela Hackerspace</text:span><text:span text:style-name="T10">.</text:span></text:p>
      <text:p text:style-name="P3"><text:span text:style-name="T32">[</text:span><text:span text:style-name="T39">novembro</text:span><text:span text:style-name="T32"> de 20</text:span><text:span text:style-name="T40">22</text:span><text:span text:style-name="T32"> – </text:span><text:span text:style-name="T39">novembro</text:span><text:span text:style-name="T32"> de 20</text:span><text:span text:style-name="T40">22</text:span><text:span text:style-name="T32">] </text:span><text:span text:style-name="T39">Front in Floripa</text:span><text:span text:style-name="T32"> </text:span><text:span text:style-name="T37">(</text:span><text:span text:style-name="T40">10</text:span><text:span text:style-name="T37"> horas)</text:span><text:span text:style-name="T32"> | </text:span><text:span text:style-name="T39">Florianópolis</text:span><text:span text:style-name="T32">, Santa Catarina: </text:span><text:span text:style-name="T13">participei do evento Front in Floripa</text:span><text:span text:style-name="T10">.</text:span></text:p>
      <text:p text:style-name="P1"><text:span text:style-name="T32">[</text:span><text:span text:style-name="T33">julho</text:span><text:span text:style-name="T32"> de </text:span><text:span text:style-name="T34">202</text:span><text:span text:style-name="T35">2</text:span><text:span text:style-name="T32"> – </text:span><text:span text:style-name="T33">julho</text:span><text:span text:style-name="T32"> de </text:span><text:span text:style-name="T34">202</text:span><text:span text:style-name="T35">2</text:span><text:span text:style-name="T32">] </text:span><text:span text:style-name="T36">Apex</text:span><text:span text:style-name="T32"> </text:span><text:span text:style-name="T37">(</text:span><text:span text:style-name="T38">4</text:span><text:span text:style-name="T37"> horas)</text:span><text:span text:style-name="T32"> | Blumenau, Santa Catarina: </text:span><text:span text:style-name="T11">participei de um workshop sobre </text:span><text:span text:style-name="T12">soft skills</text:span><text:span text:style-name="T10">.</text:span></text:p>
      <text:p text:style-name="P29"><text:span text:style-name="T75">[</text:span><text:span text:style-name="T76">abril</text:span><text:span text:style-name="T75"> de </text:span><text:span text:style-name="T77">202</text:span><text:span text:style-name="T76">2</text:span><text:span text:style-name="T75"> – </text:span><text:span text:style-name="T76">abril</text:span><text:span text:style-name="T75"> de </text:span><text:span text:style-name="T77">202</text:span><text:span text:style-name="T76">2</text:span><text:span text:style-name="T75">] </text:span><text:span text:style-name="T78">Apex</text:span><text:span text:style-name="T75"> </text:span><text:span text:style-name="T79">(</text:span><text:span text:style-name="T80">4</text:span><text:span text:style-name="T79"> horas)</text:span><text:span text:style-name="T75"> | Blumenau, Santa Catarina: </text:span><text:span text:style-name="T64">participei de um workshop sobre </text:span><text:span text:style-name="T65">cultura organizacional das empresas de tecnologia</text:span><text:span text:style-name="T63">.</text:span></text:p>
      <text:p text:style-name="P24"><text:span text:style-name="T157">[</text:span><text:span text:style-name="T158">100% concluído</text:span><text:span text:style-name="T157">] </text:span><text:span text:style-name="T165">TestDome </text:span><text:span text:style-name="T159">| </text:span><text:span text:style-name="T160">Educação a distância</text:span><text:span text:style-name="T159">: </text:span><text:span text:style-name="T167">realizei um treinamento com questões sobre </text:span><text:span text:style-name="T169">Node.js</text:span><text:span text:style-name="T166">.</text:span></text:p>
      <text:p text:style-name="P24"><text:span text:style-name="T157">[</text:span><text:span text:style-name="T158">100% concluído</text:span><text:span text:style-name="T157">] </text:span><text:span text:style-name="T165">TestDome </text:span><text:span text:style-name="T159">| </text:span><text:span text:style-name="T160">Educação a distância</text:span><text:span text:style-name="T159">: </text:span><text:span text:style-name="T167">realizei um treinamento com questões sobre </text:span><text:span text:style-name="T169">JavaScript with jQuery</text:span><text:span text:style-name="T166">.</text:span></text:p>
      <text:p text:style-name="P25"><text:span text:style-name="T157">[</text:span><text:span text:style-name="T158">100% concluído</text:span><text:span text:style-name="T157">] </text:span><text:span text:style-name="T165">TestDome </text:span><text:span text:style-name="T159">| </text:span><text:span text:style-name="T160">Educação a distância</text:span><text:span text:style-name="T159">: </text:span><text:span text:style-name="T167">realizei um treinamento com questões sobre </text:span><text:span text:style-name="T169">Vue.js.</text:span></text:p>
      <text:p text:style-name="P25"><text:span text:style-name="T157">[</text:span><text:span text:style-name="T158">100% concluído</text:span><text:span text:style-name="T157">] </text:span><text:span text:style-name="T165">TestDome </text:span><text:span text:style-name="T159">| </text:span><text:span text:style-name="T160">Educação a distância</text:span><text:span text:style-name="T159">: </text:span><text:span text:style-name="T167">realizei um treinamento com questões sobre </text:span><text:span text:style-name="T168">TypeScript </text:span><text:span text:style-name="T169">e JavaScript.</text:span></text:p>
      <text:p text:style-name="P30"><text:span text:style-name="T74">[</text:span><text:span text:style-name="T83">100% concluído</text:span><text:span text:style-name="T74">] </text:span><text:span text:style-name="T84">TestDome </text:span><text:span text:style-name="T75">| </text:span><text:span text:style-name="T81">Educação a distância</text:span><text:span text:style-name="T75">: </text:span><text:span text:style-name="T66">realizei um treinamento com questões sobre </text:span><text:span text:style-name="T67">Angular e TypeScript.</text:span></text:p>
      <text:p text:style-name="P31"><text:span text:style-name="T74">[</text:span><text:span text:style-name="T83">100% concluído</text:span><text:span text:style-name="T74">] </text:span><text:span text:style-name="T84">TestDome </text:span><text:span text:style-name="T75">| </text:span><text:span text:style-name="T81">Educação a distância</text:span><text:span text:style-name="T75">: </text:span><text:span text:style-name="T66">realizei um treinamento com questões sobre </text:span><text:span text:style-name="T68">JavaScript.</text:span></text:p>
      <text:p text:style-name="P31"><text:span text:style-name="T74">[</text:span><text:span text:style-name="T83">100% concluído</text:span><text:span text:style-name="T74">] </text:span><text:span text:style-name="T84">TestDome </text:span><text:span text:style-name="T75">| </text:span><text:span text:style-name="T81">Educação a distância</text:span><text:span text:style-name="T75">: </text:span><text:span text:style-name="T66">realizei um treinamento com questões sobre Angular.</text:span></text:p>
      <text:p text:style-name="P31"><text:soft-page-break/><text:span text:style-name="T74">[</text:span><text:span text:style-name="T83">100% concluído</text:span><text:span text:style-name="T74">] </text:span><text:span text:style-name="T85">EW IT</text:span><text:span text:style-name="T86"> </text:span><text:span text:style-name="T81">(</text:span><text:span text:style-name="T82">16</text:span><text:span text:style-name="T81"> horas)</text:span><text:span text:style-name="T75"> | </text:span><text:span text:style-name="T81">Educação a distância</text:span><text:span text:style-name="T75">: </text:span><text:span text:style-name="T69">completei o curso de NodeJS.</text:span></text:p>
      <text:p text:style-name="P14"><text:span text:style-name="T117">[</text:span><text:span text:style-name="T131">100% concluído</text:span><text:span text:style-name="T117">] </text:span><text:span text:style-name="T132">FIAP – Nano Courses </text:span><text:span text:style-name="T125">(</text:span><text:span text:style-name="T126">60</text:span><text:span text:style-name="T125"> horas)</text:span><text:span text:style-name="T119"> | </text:span><text:span text:style-name="T125">Educação a distância</text:span><text:span text:style-name="T119">: </text:span><text:span text:style-name="T143">concluí </text:span><text:span text:style-name="T145">o </text:span><text:span text:style-name="T143">curso de </text:span><text:span text:style-name="T145">comunicação e semiótica nos Nano Courses.</text:span></text:p>
      <text:p text:style-name="P14"><text:span text:style-name="T117">[</text:span><text:span text:style-name="T131">100% concluído</text:span><text:span text:style-name="T117">] </text:span><text:span text:style-name="T125">Loiane Groner (28 horas)</text:span><text:span text:style-name="T119"> | </text:span><text:span text:style-name="T125">Educação a distância</text:span><text:span text:style-name="T119">: </text:span><text:span text:style-name="T143">concluí um curso de Angular pela plataforma online da Loiane Groner.</text:span></text:p>
      <text:p text:style-name="P14"><text:span text:style-name="T117">[</text:span><text:span text:style-name="T130">dezembro</text:span><text:span text:style-name="T117"> de </text:span><text:span text:style-name="T130">2020</text:span><text:span text:style-name="T117"> – </text:span><text:span text:style-name="T130">dezembro</text:span><text:span text:style-name="T117"> de </text:span><text:span text:style-name="T130">2020</text:span><text:span text:style-name="T117">] </text:span><text:span text:style-name="T130">Microsoft</text:span><text:span text:style-name="T119"> </text:span><text:span text:style-name="T120">(</text:span><text:span text:style-name="T123">2</text:span><text:span text:style-name="T120"> horas)</text:span><text:span text:style-name="T119"> | Blumenau, Santa Catarina: </text:span><text:span text:style-name="T141">realizei o exame 70-480 da Microsoft na ProWay com perguntas de HTML5, CSS3 e JavaScript, minha pontuação final foi de 909 pontos.</text:span></text:p>
      <text:p text:style-name="P14"><text:span text:style-name="T119">[</text:span><text:span text:style-name="T124">outubro</text:span><text:span text:style-name="T119"> de </text:span><text:span text:style-name="T123">2020</text:span><text:span text:style-name="T119"> – </text:span><text:span text:style-name="T124">outubro</text:span><text:span text:style-name="T119"> de </text:span><text:span text:style-name="T123">2020</text:span><text:span text:style-name="T119">] </text:span><text:span text:style-name="T124">Apex</text:span><text:span text:style-name="T119"> </text:span><text:span text:style-name="T120">(</text:span><text:span text:style-name="T124">3</text:span><text:span text:style-name="T120"> horas)</text:span><text:span text:style-name="T119"> | Blumenau, Santa Catarina: </text:span><text:span text:style-name="T142">participei de um workshop sobre empreendedorismo.</text:span></text:p>
      <text:p text:style-name="P21"><text:span text:style-name="T119">[</text:span><text:span text:style-name="T124">outubro</text:span><text:span text:style-name="T119"> de </text:span><text:span text:style-name="T123">2020</text:span><text:span text:style-name="T119"> – </text:span><text:span text:style-name="T124">outubro</text:span><text:span text:style-name="T119"> de </text:span><text:span text:style-name="T123">2020</text:span><text:span text:style-name="T119">] </text:span><text:span text:style-name="T124">Apex</text:span><text:span text:style-name="T119"> </text:span><text:span text:style-name="T120">(</text:span><text:span text:style-name="T124">3</text:span><text:span text:style-name="T120"> horas)</text:span><text:span text:style-name="T119"> | Blumenau, Santa Catarina: </text:span><text:span text:style-name="T142">participei de um workshop sobre planejamento de carreira</text:span><text:span text:style-name="T134">.</text:span></text:p>
      <text:p text:style-name="P6"><text:span text:style-name="T32">[</text:span><text:span text:style-name="T43">setembro</text:span><text:span text:style-name="T32"> de 20</text:span><text:span text:style-name="T43">20</text:span><text:span text:style-name="T32"> – </text:span><text:span text:style-name="T43">setembro</text:span><text:span text:style-name="T32"> de 20</text:span><text:span text:style-name="T43">20</text:span><text:span text:style-name="T32">] </text:span><text:span text:style-name="T45">DB1 Group</text:span><text:span text:style-name="T32"> </text:span><text:span text:style-name="T37">(</text:span><text:span text:style-name="T40">1</text:span><text:span text:style-name="T43">2</text:span><text:span text:style-name="T37"> horas)</text:span><text:span text:style-name="T32"> | </text:span><text:span text:style-name="T44">Educação a distância</text:span><text:span text:style-name="T32">: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2">[</text:span><text:span text:style-name="T42">dezembro</text:span><text:span text:style-name="T32"> de 2019 – </text:span><text:span text:style-name="T42">dezembro</text:span><text:span text:style-name="T32"> de 2019] </text:span><text:span text:style-name="T45">Hackerspace</text:span><text:span text:style-name="T32"> </text:span><text:span text:style-name="T37">(</text:span><text:span text:style-name="T40">10</text:span><text:span text:style-name="T37"> horas)</text:span><text:span text:style-name="T32"> | </text:span><text:span text:style-name="T42">Blumenau</text:span><text:span text:style-name="T32">,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2">[</text:span><text:span text:style-name="T39">novembro</text:span><text:span text:style-name="T32"> de 2019 – </text:span><text:span text:style-name="T39">novembro</text:span><text:span text:style-name="T32"> de 2019] </text:span><text:span text:style-name="T39">Front in Floripa</text:span><text:span text:style-name="T32"> </text:span><text:span text:style-name="T37">(</text:span><text:span text:style-name="T40">10</text:span><text:span text:style-name="T37"> horas)</text:span><text:span text:style-name="T32"> | </text:span><text:span text:style-name="T39">Florianópolis</text:span><text:span text:style-name="T32">, Santa Catarina: </text:span><text:span text:style-name="T13">participei do evento Front in Floripa</text:span><text:span text:style-name="T10">.</text:span></text:p>
      <text:p text:style-name="P15"><text:span text:style-name="T117">[janeiro de 2019 – junho de 2019]</text:span><text:span text:style-name="T146"> </text:span><text:span text:style-name="T119">Apex </text:span><text:span text:style-name="T120">(180 horas)</text:span><text:span text:style-name="T119"> | Blumenau, Santa Catarina: </text:span><text:span text:style-name="T135">t</text:span><text:span text:style-name="T134">reinamento de alta performance de desenvolvimento e programação </text:span><text:span text:style-name="T136">f</text:span><text:span text:style-name="T134">ront-end </text:span><text:span text:style-name="T137">usando</text:span><text:span text:style-name="T134"> HTML5, CSS3 </text:span><text:span text:style-name="T138">(SASS e SCSS)</text:span><text:span text:style-name="T134">, JavaScript, TypeScript, testes, Angular 6, ReactJS, VueJS, Git </text:span><text:span text:style-name="T137">e </text:span><text:span text:style-name="T134">GitHub, </text:span><text:span text:style-name="T137">W</text:span><text:span text:style-name="T134">ebpack </text:span><text:span text:style-name="T137">e</text:span><text:span text:style-name="T134"> Gulp.</text:span></text:p>
      <text:p text:style-name="P15"><text:span text:style-name="T117">[dezembro de 2018 - dezembro de 2018]</text:span><text:span text:style-name="T146"> </text:span><text:span text:style-name="T119">Apex </text:span><text:span text:style-name="T120">(16 horas)</text:span><text:span text:style-name="T119"> | Blumenau, Santa Catarina: </text:span><text:span text:style-name="T135">tr</text:span><text:span text:style-name="T134">einamento de alta performance de </text:span><text:span text:style-name="T139">l</text:span><text:span text:style-name="T134">ógica de </text:span><text:span text:style-name="T139">p</text:span><text:span text:style-name="T134">rogramação </text:span><text:span text:style-name="T140">sobre</text:span><text:span text:style-name="T134"> boas práticas, manipulação de textos, criação de objetos, armazenamento de dados em listas e tópicos avançados </text:span><text:span text:style-name="T139">da linguagem</text:span><text:span text:style-name="T134">.</text:span></text:p>
      <text:p text:style-name="P16"><text:span text:style-name="T117">[dezembro de 2018 - dezembro de 2018]</text:span><text:span text:style-name="T146"> </text:span><text:span text:style-name="T119">Apex </text:span><text:span text:style-name="T120">(16 horas)</text:span><text:span text:style-name="T119"> | Blumenau, Santa Catarina: </text:span><text:span text:style-name="T135">t</text:span><text:span text:style-name="T134">reinamento</text:span><text:span text:style-name="T146"> de alta performance de </text:span><text:span text:style-name="T147">b</text:span><text:span text:style-name="T146">anco de </text:span><text:span text:style-name="T147">d</text:span><text:span text:style-name="T146">ados </text:span><text:span text:style-name="T147">sobre</text:span><text:span text:style-name="T146"> </text:span><text:span text:style-name="T154">instalação, configuração, conceitos básicos, comandos para manipulação de tabelas, texto </text:span><text:span text:style-name="T155">e</text:span><text:span text:style-name="T154"> data, operadores, </text:span><text:span text:style-name="T155">funções </text:span><text:span text:style-name="T154">básicas </text:span><text:span text:style-name="T155">e intermediárias</text:span><text:span text:style-name="T154">, normalização de dados, relacionamento entre tabelas, </text:span><text:span text:style-name="T155">unificação de </text:span><text:span text:style-name="T154">tabelas, realização de consultas, criação de views, indexação de tabelas, backup d</text:span><text:span text:style-name="T155">e</text:span><text:span text:style-name="T154"> dados e restaura</text:span><text:span text:style-name="T155">ção</text:span><text:span text:style-name="T154"> </text:span><text:span text:style-name="T155">d</text:span><text:span text:style-name="T154">as informações da base através do backup</text:span><text:span text:style-name="T146">.</text:span></text:p>
      <text:p text:style-name="P17"><text:soft-page-break/><text:span text:style-name="T117">[100% concluído]</text:span><text:span text:style-name="T146"> </text:span><text:span text:style-name="T119">Udemy </text:span><text:span text:style-name="T121">(</text:span><text:span text:style-name="T133">54 horas</text:span><text:span text:style-name="T121">)</text:span><text:span text:style-name="T119"> | </text:span><text:span text:style-name="T125">Educação a distância</text:span><text:span text:style-name="T119">:</text:span><text:span text:style-name="T146"> </text:span><text:span text:style-name="T148">t</text:span><text:span text:style-name="T146">reinamento básico de desenvolvimento e programação </text:span><text:span text:style-name="T149">f</text:span><text:span text:style-name="T146">ront-end </text:span><text:span text:style-name="T149">utilizando</text:span><text:span text:style-name="T146"> </text:span><text:span text:style-name="T154">HTML5, CSS3 </text:span><text:span text:style-name="T156">e</text:span><text:span text:style-name="T154"> J</text:span><text:span text:style-name="T156">ava</text:span><text:span text:style-name="T154">S</text:span><text:span text:style-name="T156">cript</text:span><text:span text:style-name="T154"> e</text:span><text:span text:style-name="T156">m cinco</text:span><text:span text:style-name="T154"> </text:span><text:span text:style-name="T156">p</text:span><text:span text:style-name="T154">rojetos.</text:span></text:p>
      <text:p text:style-name="P17"><text:span text:style-name="T117">[100% concluído]</text:span><text:span text:style-name="T146"> </text:span><text:span text:style-name="T119">Udemy </text:span><text:span text:style-name="T122">(10 horas)</text:span><text:span text:style-name="T119"> | </text:span><text:span text:style-name="T125">Educação a distância</text:span><text:span text:style-name="T119">:</text:span><text:span text:style-name="T146"> </text:span><text:span text:style-name="T148">t</text:span><text:span text:style-name="T146">reinamento básico de inglês </text:span><text:span text:style-name="T150">sobre</text:span><text:span text:style-name="T146"> </text:span><text:span text:style-name="T150">metodologia </text:span><text:span text:style-name="T146">para ser fluente.</text:span><text:bookmark text:name="_GoBack"/></text:p>
      <text:p text:style-name="P18"><text:span text:style-name="T117">[setembro de 2018 – fevereiro de 2019]</text:span><text:span text:style-name="T146"> </text:span><text:span text:style-name="T119">Instituto Mix </text:span><text:span text:style-name="T121">(96 horas)</text:span><text:span text:style-name="T119"> | Gaspar, Santa Catarina:</text:span><text:span text:style-name="T146"> </text:span><text:span text:style-name="T135">t</text:span><text:span text:style-name="T134">reinamento</text:span><text:span text:style-name="T146"> básico de </text:span><text:span text:style-name="T151">m</text:span><text:span text:style-name="T146">ontagem e </text:span><text:span text:style-name="T151">m</text:span><text:span text:style-name="T146">anutenção </text:span><text:span text:style-name="T151">de</text:span><text:span text:style-name="T146"> hardware e redes.</text:span></text:p>
      <text:p text:style-name="P18"><text:span text:style-name="T117">[maio de 2017 – outubro de 2018]</text:span><text:span text:style-name="T146"> </text:span><text:span text:style-name="T119">GERAR </text:span><text:span text:style-name="T121">(1280 horas)</text:span><text:span text:style-name="T119"> | Gaspar e Blumenau, Santa Catarina: </text:span><text:span text:style-name="T135">c</text:span><text:span text:style-name="T134">urso</text:span><text:span text:style-name="T152"> de </text:span><text:span text:style-name="T153">a</text:span><text:span text:style-name="T152">dministração como menor aprendiz.</text:span></text:p>
      <text:p text:style-name="P11"><text:span text:style-name="T32">[</text:span><text:span text:style-name="T51">novembro</text:span><text:span text:style-name="T32"> de 201</text:span><text:span text:style-name="T51">2</text:span><text:span text:style-name="T32"> – </text:span><text:span text:style-name="T51">novembro</text:span><text:span text:style-name="T49"> de 201</text:span><text:span text:style-name="T51">2</text:span><text:span text:style-name="T32">]</text:span><text:span text:style-name="T60"> </text:span><text:span text:style-name="T51">Polícia Militar</text:span><text:span text:style-name="T50"> </text:span><text:span text:style-name="T32">| Gaspar, Santa Catarina: </text:span><text:span text:style-name="T26">adquiri a certificação do Proerd</text:span><text:span text:style-name="T60">.</text:span></text:p>
      <text:p text:style-name="P10"><text:span text:style-name="T32">[</text:span><text:span text:style-name="T49">dezembro</text:span><text:span text:style-name="T32"> de 201</text:span><text:span text:style-name="T49">0</text:span><text:span text:style-name="T32"> – </text:span><text:span text:style-name="T49">dezembro </text:span><text:span text:style-name="T32">de 201</text:span><text:span text:style-name="T49">0</text:span><text:span text:style-name="T32">]</text:span><text:span text:style-name="T60"> </text:span><text:span text:style-name="T49">ABJ (Associação Brusquense de Judô</text:span><text:span text:style-name="T50">) </text:span><text:span text:style-name="T32">| Gaspar, Santa Catarina: </text:span><text:span text:style-name="T25">conquistei a faixa cinza (7</text:span><text:span text:style-name="T105">° kiu) no Judô em minha escola com o professor Alessandro Veber</text:span><text:span text:style-name="T60">.</text:span></text:p>
      <text:p text:style-name="P23"/>
      <text:p text:style-name="P27">Experiência:</text:p>
      <text:p text:style-name="P40"><text:span text:style-name="T31">[</text:span><text:span text:style-name="T52">outubro </text:span><text:span text:style-name="T31">de </text:span><text:span text:style-name="T53">202</text:span><text:span text:style-name="T52">1</text:span><text:span text:style-name="T31"> – </text:span><text:span text:style-name="T52">até o momento</text:span><text:span text:style-name="T31">] </text:span><text:span text:style-name="T54">Desenvolvedor front-end</text:span><text:span text:style-name="T31"> | </text:span><text:span text:style-name="T52">Performa_IT</text:span><text:span text:style-name="T31">: </text:span><text:span text:style-name="T27">co</text:span><text:span text:style-name="T19">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Git, Bitbucket, NPM, Yarn, Gulp, Axios, Rollbar, Husky, ESLint, Prettier, GraphQL, MSAL, Hasura e NodeJS. Apresentei uma talk sobre Storybook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41"><text:soft-page-break/><text:span text:style-name="T74">[</text:span><text:span text:style-name="T88">janeiro</text:span><text:span text:style-name="T74"> de </text:span><text:span text:style-name="T88">2020</text:span><text:span text:style-name="T74"> – </text:span><text:span text:style-name="T87">setembro de 2021</text:span><text:span text:style-name="T74">] </text:span><text:span text:style-name="T89">Desenvolvedor front-end</text:span><text:span text:style-name="T74"> | </text:span><text:span text:style-name="T89">Velow </text:span><text:span text:style-name="T90">Sistemas</text:span><text:span text:style-name="T74">: </text:span><text:span text:style-name="T73">t</text:span><text:span text:style-name="T70">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19"><text:span text:style-name="T117">[maio de </text:span><text:span text:style-name="T128">2019</text:span><text:span text:style-name="T117"> – </text:span><text:span text:style-name="T127">dezembro de 2019</text:span><text:span text:style-name="T117">] </text:span><text:span text:style-name="T128">Estagiário de programação</text:span><text:span text:style-name="T117"> | </text:span><text:span text:style-name="T128">Velow </text:span><text:span text:style-name="T129">Sistemas</text:span><text:span text:style-name="T117">: </text:span><text:span text:style-name="T135">a</text:span><text:span text:style-name="T134">tuei como estagiário de programação </text:span><text:span text:style-name="T144">no time de front-end</text:span><text:span text:style-name="T134">, </text:span><text:span text:style-name="T144">após isso </text:span><text:span text:style-name="T134">consegui ser efetivado.</text:span></text:p>
      <text:p text:style-name="P32"><text:span text:style-name="T91">[</text:span><text:span text:style-name="T92">novembro</text:span><text:span text:style-name="T91"> de </text:span><text:span text:style-name="T93">201</text:span><text:span text:style-name="T92">8</text:span><text:span text:style-name="T91"> – </text:span><text:span text:style-name="T92">abril</text:span><text:span text:style-name="T94"> de 2019</text:span><text:span text:style-name="T91">] </text:span><text:span text:style-name="T92">Técnico de informática</text:span><text:span text:style-name="T91"> | </text:span><text:span text:style-name="T99">Autônomo</text:span><text:span text:style-name="T91">: </text:span><text:span text:style-name="T71">comecei a fazer manutenção em computadores e atender clientes</text:span><text:span text:style-name="T63">.</text:span></text:p>
      <text:p text:style-name="P20"><text:span text:style-name="T117">[maio de 2017 – outubro de 2018] Auxiliar de TI | Fazzenda Park Hotel: </text:span><text:span text:style-name="T135">e</text:span><text:span text:style-name="T134">u era um menor aprendiz, com 14 anos, tive muitas responsabilidades e ordens de serviço para fazer, ganhei muita experiência na parte de suporte.</text:span></text:p>
      <text:p text:style-name="P28"><text:span text:style-name="T74">[junho de 2016 – janeiro de 2017] </text:span><text:span text:style-name="T95">Locutor</text:span><text:span text:style-name="T74"> | Rádio Sentinela do Vale: </text:span><text:span text:style-name="T72">t</text:span><text:span text:style-name="T63">rabalhei com meu potencial de comunicação na rádio, apresentava um programa de entretenimento, chamado Variedades, junto de um coleg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37</meta:editing-cycles>
    <meta:print-date>2019-02-01T12:54:00</meta:print-date>
    <meta:creation-date>2018-01-13T12:08:00</meta:creation-date>
    <dc:date>2024-01-01T15:58:46.505555539</dc:date>
    <meta:editing-duration>PT11H28M8S</meta:editing-duration>
    <meta:generator>LibreOffice/6.4.7.2$Linux_X86_64 LibreOffice_project/40$Build-2</meta:generator>
    <meta:document-statistic meta:table-count="0" meta:image-count="0" meta:object-count="0" meta:page-count="5" meta:paragraph-count="49" meta:word-count="1443" meta:character-count="9666" meta:non-whitespace-character-count="82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